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BB800000BB8E3BAB4B322A6DC6A.png" manifest:media-type="image/png"/>
  <manifest:file-entry manifest:full-path="Pictures/10000201000007D7000007D79CE0E6D46CD0F7A4.png" manifest:media-type="image/png"/>
  <manifest:file-entry manifest:full-path="Pictures/10000201000005A5000001B0CD1F14CE90DAC866.png" manifest:media-type="image/png"/>
  <manifest:file-entry manifest:full-path="Pictures/1000020100001095000005126B32122F4D698DD3.png" manifest:media-type="image/png"/>
  <manifest:file-entry manifest:full-path="Pictures/1000012D0000027B0000027B830369668177010C.svg" manifest:media-type="image/svg+xml"/>
  <manifest:file-entry manifest:full-path="Pictures/1000020100000100000000939A73C5F97D3C1862.png" manifest:media-type="image/png"/>
  <manifest:file-entry manifest:full-path="Pictures/100002010000001800000018D4F03BD61F2C12FA.png" manifest:media-type="image/png"/>
  <manifest:file-entry manifest:full-path="Pictures/1000082700001AB300000F62B52CAC10D4D4257F.svg" manifest:media-type="image/svg+xml"/>
  <manifest:file-entry manifest:full-path="Pictures/10000201000001DC000003001B6C4E50E6FEC87B.png" manifest:media-type="image/png"/>
  <manifest:file-entry manifest:full-path="Pictures/10000201000000C8000001439E20A1E257A384B8.png" manifest:media-type="image/png"/>
  <manifest:file-entry manifest:full-path="Pictures/100002010000025800000190AD6BAA34ADB2C8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sklig Black" svg:font-family="'Hasklig Black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b2b2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e800" draw:textarea-horizontal-align="justify" draw:textarea-vertical-align="middle" draw:auto-grow-height="false" fo:min-height="3.55cm" fo:min-width="27.5cm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mono" draw:luminance="91%" draw:contrast="0%" draw:gamma="100%" draw:red="14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44cm"/>
    </style:style>
    <style:style style:name="gr6" style:family="graphic" style:parent-style-name="Объект_20_без_20_заливки_20_и_20_линий">
      <style:graphic-properties draw:stroke="none" draw:fill="none" draw:textarea-vertical-align="middle" draw:color-mode="standard" draw:luminance="5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463cm"/>
    </style:style>
    <style:style style:name="gr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19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769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1" style:family="paragraph">
      <loext:graphic-properties draw:fill-color="#ffe8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9876aa" style:font-name="Hasklig Black" fo:font-size="32pt" style:font-size-asian="32pt" style:font-size-complex="32pt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color="#a9b7c6" style:font-name="Hasklig Black" fo:font-size="32pt" style:font-size-asian="32pt" style:font-size-complex="32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color="#a9b7c6" style:font-name="Hasklig Black" fo:font-size="240pt" fo:background-color="transparent" style:font-size-asian="240pt" style:font-size-complex="240pt"/>
    </style:style>
    <style:style style:name="P8" style:family="paragraph">
      <loext:graphic-properties draw:fill="none" draw:fill-color="#ffffff"/>
      <style:text-properties fo:color="#a9b7c6" style:font-name="Hasklig Black" fo:font-size="240pt" style:font-size-asian="240pt" style:font-size-complex="240pt"/>
    </style:style>
    <style:style style:name="P9" style:family="paragraph">
      <loext:graphic-properties draw:fill="none" draw:fill-color="#ffffff"/>
      <style:text-properties fo:font-size="240pt" style:font-size-asian="240pt" style:font-size-complex="24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a9b7c6" style:font-name="Hasklig Black" fo:font-size="72pt" style:font-size-asian="72pt" style:font-size-complex="72pt"/>
    </style:style>
    <style:style style:name="P12" style:family="paragraph">
      <style:paragraph-properties fo:text-align="center"/>
      <style:text-properties fo:font-size="66pt" style:font-size-asian="66pt" style:font-size-complex="66pt"/>
    </style:style>
    <style:style style:name="P13" style:family="paragraph">
      <loext:graphic-properties draw:fill="none" draw:fill-color="#ffffff"/>
      <style:paragraph-properties fo:text-align="center"/>
      <style:text-properties fo:color="#cc7832" style:font-name="Hasklig Black" fo:font-size="66pt" style:font-size-asian="66pt" style:font-size-complex="66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color="#9876aa" style:font-name="Hasklig Black"/>
    </style:style>
    <style:style style:name="T2" style:family="text">
      <style:text-properties fo:color="#a9b7c6" style:font-name="Hasklig Black" fo:font-size="32pt" style:font-size-asian="32pt" style:font-size-complex="32pt"/>
    </style:style>
    <style:style style:name="T3" style:family="text">
      <style:text-properties fo:color="#cc7832" style:font-name="Hasklig Black" fo:font-size="32pt" style:font-size-asian="32pt" style:font-size-complex="32pt"/>
    </style:style>
    <style:style style:name="T4" style:family="text">
      <style:text-properties fo:color="#ffc66d" style:font-name="Hasklig Black" fo:font-size="32pt" style:font-size-asian="32pt" style:font-size-complex="32pt"/>
    </style:style>
    <style:style style:name="T5" style:family="text">
      <style:text-properties fo:color="#a9b7c6" style:font-name="Hasklig Black" fo:font-size="240pt" fo:background-color="transparent" style:font-size-asian="240pt" style:font-size-complex="240pt"/>
    </style:style>
    <style:style style:name="T6" style:family="text">
      <style:text-properties fo:color="#a9b7c6" style:font-name="Hasklig Black" fo:font-size="240pt" style:font-size-asian="240pt" style:font-size-complex="240pt"/>
    </style:style>
    <style:style style:name="T7" style:family="text">
      <style:text-properties fo:font-size="240pt" style:font-size-asian="240pt" style:font-size-complex="240pt"/>
    </style:style>
    <style:style style:name="T8" style:family="text">
      <style:text-properties fo:color="#a9b7c6" style:font-name="Hasklig Black" fo:font-size="72pt" style:font-size-asian="72pt" style:font-size-complex="72pt"/>
    </style:style>
    <style:style style:name="T9" style:family="text">
      <style:text-properties fo:color="#cc7832" style:font-name="Hasklig Black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custom-shape draw:style-name="gr1" draw:text-style-name="P1" draw:layer="layout" svg:width="28cm" svg:height="3.8cm" svg:x="0cm" svg:y="-0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3cm" svg:height="3.67cm" svg:x="7.85cm" svg:y="-0.5cm">
          <draw:image xlink:href="Pictures/10000201000005A5000001B0CD1F14CE90DAC866.png" xlink:type="simple" xlink:show="embed" xlink:actuate="onLoad">
            <text:p/>
          </draw:image>
        </draw:frame>
        <draw:frame presentation:style-name="pr1" draw:text-style-name="P3" draw:layer="layout" svg:width="25.199cm" svg:height="3.506cm" svg:x="1.6cm" svg:y="7.3cm" presentation:class="title" presentation:user-transformed="true">
          <draw:text-box>
            <text:p><text:span text:style-name="T1">Scala Butthurt Tools</text:span></text:p>
          </draw:text-box>
        </draw:frame>
        <draw:frame presentation:style-name="pr1" draw:text-style-name="P5" draw:layer="layout" svg:width="25.199cm" svg:height="3.506cm" svg:x="2.1cm" svg:y="17.4cm" presentation:class="title" presentation:user-transformed="true">
          <draw:text-box>
            <text:p text:style-name="P4"><text:span text:style-name="T2">Кирилл Саксин</text:span><text:span text:style-name="T2"><text:line-break/></text:span><text:span text:style-name="T3">gh:</text:span><text:span text:style-name="T2"> </text:span><text:span text:style-name="T4">saksm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4" draw:text-style-name="P2" draw:layer="layout" svg:width="11.7cm" svg:height="6.73cm" svg:x="8.15cm" svg:y="7.135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4" draw:text-style-name="P2" draw:layer="layout" svg:width="11.7cm" svg:height="6.73cm" svg:x="8.15cm" svg:y="7.135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4" draw:text-style-name="P2" draw:layer="layout" svg:width="11.7cm" svg:height="6.73cm" svg:x="5.88cm" svg:y="7.135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draw:frame draw:style-name="gr5" draw:text-style-name="P7" draw:layer="layout" svg:width="5.4cm" svg:height="10.894cm" svg:x="16.73cm" svg:y="4.9cm">
          <draw:text-box>
            <text:p><text:span text:style-name="T5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4" draw:text-style-name="P2" draw:layer="layout" svg:width="11.7cm" svg:height="6.73cm" svg:x="5.88cm" svg:y="7.135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draw:frame draw:style-name="gr5" draw:text-style-name="P7" draw:layer="layout" svg:width="5.4cm" svg:height="10.894cm" svg:x="16.73cm" svg:y="4.9cm">
          <draw:text-box>
            <text:p><text:span text:style-name="T5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4" draw:text-style-name="P2" draw:layer="layout" svg:width="11.7cm" svg:height="6.73cm" svg:x="5.88cm" svg:y="7.135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draw:frame draw:style-name="gr5" draw:text-style-name="P7" draw:layer="layout" svg:width="5.4cm" svg:height="10.894cm" svg:x="16.73cm" svg:y="4.9cm">
          <draw:text-box>
            <text:p><text:span text:style-name="T5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4" draw:text-style-name="P2" draw:layer="layout" svg:width="11.7cm" svg:height="6.73cm" svg:x="5.88cm" svg:y="7.135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draw:frame draw:style-name="gr5" draw:text-style-name="P7" draw:layer="layout" svg:width="5.4cm" svg:height="10.894cm" svg:x="16.73cm" svg:y="4.9cm">
          <draw:text-box>
            <text:p><text:span text:style-name="T5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4" draw:text-style-name="P2" draw:layer="layout" svg:width="11.7cm" svg:height="6.73cm" svg:x="5.88cm" svg:y="7.135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draw:frame draw:style-name="gr5" draw:text-style-name="P7" draw:layer="layout" svg:width="5.4cm" svg:height="10.894cm" svg:x="16.73cm" svg:y="4.9cm">
          <draw:text-box>
            <text:p><text:span text:style-name="T5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4" draw:text-style-name="P2" draw:layer="layout" svg:width="11.7cm" svg:height="6.73cm" svg:x="5.88cm" svg:y="7.135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draw:frame draw:style-name="gr5" draw:text-style-name="P7" draw:layer="layout" svg:width="5.4cm" svg:height="10.894cm" svg:x="16.73cm" svg:y="4.9cm">
          <draw:text-box>
            <text:p><text:span text:style-name="T5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4" draw:text-style-name="P2" draw:layer="layout" svg:width="11.7cm" svg:height="6.73cm" svg:x="5.88cm" svg:y="7.135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draw:frame draw:style-name="gr5" draw:text-style-name="P7" draw:layer="layout" svg:width="5.4cm" svg:height="10.894cm" svg:x="16.73cm" svg:y="4.9cm">
          <draw:text-box>
            <text:p><text:span text:style-name="T5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2" draw:text-style-name="P2" draw:layer="layout" svg:width="20.999cm" svg:height="20.999cm" svg:x="3.901cm" svg:y="-0.799cm">
          <draw:image xlink:href="Pictures/10000201000007D7000007D79CE0E6D46CD0F7A4.png" xlink:type="simple" xlink:show="embed" xlink:actuate="onLoad">
            <text:p/>
          </draw:image>
        </draw:frame>
        <draw:frame draw:style-name="gr4" draw:text-style-name="P2" draw:layer="layout" svg:width="9.32cm" svg:height="5.361cm" svg:x="9.34cm" svg:y="7.82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4" draw:text-style-name="P2" draw:layer="layout" svg:width="11.7cm" svg:height="6.73cm" svg:x="8.15cm" svg:y="7.135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draw:frame draw:style-name="gr2" draw:text-style-name="P2" draw:layer="layout" svg:width="25.4cm" svg:height="7.67cm" svg:x="0.4cm" svg:y="6.665cm">
          <draw:image xlink:href="Pictures/1000020100001095000005126B32122F4D698D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6" draw:text-style-name="P2" draw:layer="layout" svg:width="8cm" svg:height="8cm" svg:x="10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6" draw:text-style-name="P2" draw:layer="layout" svg:width="8cm" svg:height="8cm" svg:x="10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6" draw:text-style-name="P2" draw:layer="layout" svg:width="8cm" svg:height="8cm" svg:x="10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office:forms form:automatic-focus="false" form:apply-design-mode="false"/>
        <draw:frame draw:style-name="gr6" draw:text-style-name="P2" draw:layer="layout" svg:width="8cm" svg:height="8cm" svg:x="10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office:forms form:automatic-focus="false" form:apply-design-mode="false"/>
        <draw:frame draw:style-name="gr6" draw:text-style-name="P2" draw:layer="layout" svg:width="8cm" svg:height="8cm" svg:x="10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office:forms form:automatic-focus="false" form:apply-design-mode="false"/>
        <draw:frame draw:style-name="gr6" draw:text-style-name="P2" draw:layer="layout" svg:width="8cm" svg:height="8cm" svg:x="8.8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draw:frame draw:style-name="gr5" draw:text-style-name="P8" draw:layer="layout" svg:width="6.6cm" svg:height="10.894cm" svg:x="17.7cm" svg:y="5.053cm">
          <draw:text-box>
            <text:p><text:span text:style-name="T6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>
        <office:forms form:automatic-focus="false" form:apply-design-mode="false"/>
        <draw:frame draw:style-name="gr6" draw:text-style-name="P2" draw:layer="layout" svg:width="8cm" svg:height="8cm" svg:x="8.8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draw:frame draw:style-name="gr5" draw:text-style-name="P8" draw:layer="layout" svg:width="6.6cm" svg:height="10.894cm" svg:x="17.7cm" svg:y="5.053cm">
          <draw:text-box>
            <text:p><text:span text:style-name="T6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>
        <office:forms form:automatic-focus="false" form:apply-design-mode="false"/>
        <draw:frame draw:style-name="gr6" draw:text-style-name="P2" draw:layer="layout" svg:width="8cm" svg:height="8cm" svg:x="8.8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draw:frame draw:style-name="gr5" draw:text-style-name="P8" draw:layer="layout" svg:width="6.6cm" svg:height="10.894cm" svg:x="17.7cm" svg:y="5.053cm">
          <draw:text-box>
            <text:p><text:span text:style-name="T6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>
        <office:forms form:automatic-focus="false" form:apply-design-mode="false"/>
        <draw:frame draw:style-name="gr6" draw:text-style-name="P2" draw:layer="layout" svg:width="8cm" svg:height="8cm" svg:x="8.8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draw:frame draw:style-name="gr5" draw:text-style-name="P8" draw:layer="layout" svg:width="6.6cm" svg:height="10.894cm" svg:x="17.7cm" svg:y="5.053cm">
          <draw:text-box>
            <text:p><text:span text:style-name="T6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>
        <office:forms form:automatic-focus="false" form:apply-design-mode="false"/>
        <draw:frame draw:style-name="gr6" draw:text-style-name="P2" draw:layer="layout" svg:width="8cm" svg:height="8cm" svg:x="8.8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draw:frame draw:style-name="gr5" draw:text-style-name="P8" draw:layer="layout" svg:width="6.6cm" svg:height="10.894cm" svg:x="17.7cm" svg:y="5.053cm">
          <draw:text-box>
            <text:p><text:span text:style-name="T6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>
        <office:forms form:automatic-focus="false" form:apply-design-mode="false"/>
        <draw:frame draw:style-name="gr6" draw:text-style-name="P2" draw:layer="layout" svg:width="8cm" svg:height="8cm" svg:x="8.8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draw:frame draw:style-name="gr5" draw:text-style-name="P8" draw:layer="layout" svg:width="6.6cm" svg:height="10.894cm" svg:x="17.7cm" svg:y="5.053cm">
          <draw:text-box>
            <text:p><text:span text:style-name="T6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>
        <office:forms form:automatic-focus="false" form:apply-design-mode="false"/>
        <draw:frame draw:style-name="gr6" draw:text-style-name="P2" draw:layer="layout" svg:width="8cm" svg:height="8cm" svg:x="8.8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draw:frame draw:style-name="gr5" draw:text-style-name="P8" draw:layer="layout" svg:width="6.6cm" svg:height="10.894cm" svg:x="17.7cm" svg:y="5.053cm">
          <draw:text-box>
            <text:p><text:span text:style-name="T6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>
        <office:forms form:automatic-focus="false" form:apply-design-mode="false"/>
        <draw:frame draw:style-name="gr6" draw:text-style-name="P2" draw:layer="layout" svg:width="8cm" svg:height="8cm" svg:x="13.1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draw:frame draw:style-name="gr2" draw:text-style-name="P2" draw:layer="layout" svg:width="25.4cm" svg:height="7.76cm" svg:x="0.4cm" svg:y="6.7cm">
          <draw:image xlink:href="Pictures/1000020100001095000005126B32122F4D698D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>
        <office:forms form:automatic-focus="false" form:apply-design-mode="false"/>
        <draw:frame draw:style-name="gr2" draw:text-style-name="P2" draw:layer="layout" svg:width="7cm" svg:height="11.3cm" svg:x="10.5cm" svg:y="3.95cm">
          <draw:image xlink:href="Pictures/10000201000000C8000001439E20A1E257A384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>
        <office:forms form:automatic-focus="false" form:apply-design-mode="false"/>
        <draw:frame draw:style-name="gr2" draw:text-style-name="P2" draw:layer="layout" svg:width="7cm" svg:height="11.3cm" svg:x="10.5cm" svg:y="3.95cm">
          <draw:image xlink:href="Pictures/10000201000000C8000001439E20A1E257A384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>
        <office:forms form:automatic-focus="false" form:apply-design-mode="false"/>
        <draw:frame draw:style-name="gr2" draw:text-style-name="P2" draw:layer="layout" svg:width="7cm" svg:height="11.3cm" svg:x="8.9cm" svg:y="3.95cm">
          <draw:image xlink:href="Pictures/10000201000000C8000001439E20A1E257A384B8.png" xlink:type="simple" xlink:show="embed" xlink:actuate="onLoad">
            <text:p/>
          </draw:image>
        </draw:frame>
        <draw:frame draw:style-name="gr7" draw:text-style-name="P9" draw:layer="layout" svg:width="5.4cm" svg:height="9.713cm" svg:x="18cm" svg:y="5.2cm">
          <draw:text-box>
            <text:p><text:span text:style-name="T7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>
        <office:forms form:automatic-focus="false" form:apply-design-mode="false"/>
        <draw:frame draw:style-name="gr2" draw:text-style-name="P2" draw:layer="layout" svg:width="7cm" svg:height="11.3cm" svg:x="8.9cm" svg:y="3.95cm">
          <draw:image xlink:href="Pictures/10000201000000C8000001439E20A1E257A384B8.png" xlink:type="simple" xlink:show="embed" xlink:actuate="onLoad">
            <text:p/>
          </draw:image>
        </draw:frame>
        <draw:frame draw:style-name="gr7" draw:text-style-name="P9" draw:layer="layout" svg:width="5.4cm" svg:height="9.713cm" svg:x="18cm" svg:y="5.2cm">
          <draw:text-box>
            <text:p><text:span text:style-name="T7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>
        <office:forms form:automatic-focus="false" form:apply-design-mode="false"/>
        <draw:frame draw:style-name="gr2" draw:text-style-name="P2" draw:layer="layout" svg:width="7cm" svg:height="11.3cm" svg:x="8.905cm" svg:y="4.85cm">
          <draw:image xlink:href="Pictures/10000201000000C8000001439E20A1E257A384B8.png" xlink:type="simple" xlink:show="embed" xlink:actuate="onLoad">
            <text:p/>
          </draw:image>
        </draw:frame>
        <draw:frame draw:style-name="gr8" draw:text-style-name="P10" draw:layer="layout" svg:width="7.01cm" svg:height="11.31cm" svg:x="8.9cm" svg:y="4.945cm">
          <draw:image xlink:href="Pictures/10000201000001DC000003001B6C4E50E6FEC87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>
        <office:forms form:automatic-focus="false" form:apply-design-mode="false"/>
        <draw:frame draw:style-name="gr2" draw:text-style-name="P2" draw:layer="layout" svg:width="7cm" svg:height="11.3cm" svg:x="14.7cm" svg:y="3.95cm">
          <draw:image xlink:href="Pictures/10000201000000C8000001439E20A1E257A384B8.png" xlink:type="simple" xlink:show="embed" xlink:actuate="onLoad">
            <text:p/>
          </draw:image>
        </draw:frame>
        <draw:frame draw:style-name="gr2" draw:text-style-name="P2" draw:layer="layout" svg:width="25.4cm" svg:height="7.76cm" svg:x="0.4cm" svg:y="6.67cm">
          <draw:image xlink:href="Pictures/1000020100001095000005126B32122F4D698D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>
        <office:forms form:automatic-focus="false" form:apply-design-mode="false"/>
        <draw:frame draw:style-name="gr2" draw:text-style-name="P2" draw:layer="layout" svg:width="12.853cm" svg:height="8.568cm" draw:transform="skewX (6.76428159215242E-017) rotate (-1.91008833338259) translate (7cm 17.052cm)">
          <draw:image xlink:href="Pictures/100002010000025800000190AD6BAA34ADB2C845.png" xlink:type="simple" xlink:show="embed" xlink:actuate="onLoad">
            <text:p/>
          </draw:image>
        </draw:frame>
        <draw:frame draw:style-name="gr2" draw:text-style-name="P2" draw:layer="layout" svg:width="12.853cm" svg:height="8.568cm" draw:transform="rotate (-0.944048592403732) translate (17.662cm 13.8cm)">
          <draw:image xlink:href="Pictures/100002010000025800000190AD6BAA34ADB2C845.png" xlink:type="simple" xlink:show="embed" xlink:actuate="onLoad">
            <text:p/>
          </draw:image>
        </draw:frame>
        <draw:frame draw:style-name="gr2" draw:text-style-name="P2" draw:layer="layout" svg:width="12.853cm" svg:height="8.568cm" draw:transform="rotate (0.631809189221947) translate (21.368cm 3.886cm)">
          <draw:image xlink:href="Pictures/100002010000025800000190AD6BAA34ADB2C845.png" xlink:type="simple" xlink:show="embed" xlink:actuate="onLoad">
            <text:p/>
          </draw:image>
        </draw:frame>
        <draw:frame draw:style-name="gr2" draw:text-style-name="P2" draw:layer="layout" svg:width="12.853cm" svg:height="8.568cm" draw:transform="skewX (-6.76428159215242E-017) rotate (2.53543980437216) translate (4.963cm 8cm)">
          <draw:image xlink:href="Pictures/100002010000025800000190AD6BAA34ADB2C845.png" xlink:type="simple" xlink:show="embed" xlink:actuate="onLoad">
            <text:p/>
          </draw:image>
        </draw:frame>
        <draw:frame draw:style-name="gr2" draw:text-style-name="P2" draw:layer="layout" svg:width="12.853cm" svg:height="8.568cm" draw:transform="rotate (-0.944048592403732) translate (27.34cm 9.765cm)">
          <draw:image xlink:href="Pictures/100002010000025800000190AD6BAA34ADB2C845.png" xlink:type="simple" xlink:show="embed" xlink:actuate="onLoad">
            <text:p/>
          </draw:image>
        </draw:frame>
        <draw:frame draw:style-name="gr2" draw:text-style-name="P2" draw:layer="layout" svg:width="12.853cm" svg:height="8.568cm" draw:transform="rotate (-2.95780948335479) translate (5.8cm 13.851cm)">
          <draw:image xlink:href="Pictures/100002010000025800000190AD6BAA34ADB2C845.png" xlink:type="simple" xlink:show="embed" xlink:actuate="onLoad">
            <text:p/>
          </draw:image>
        </draw:frame>
        <draw:frame draw:style-name="gr2" draw:text-style-name="P2" draw:layer="layout" svg:width="12.853cm" svg:height="8.568cm" draw:transform="skewX (6.76428159215242E-017) rotate (2.03435577612459) translate (13.947cm 8.128cm)">
          <draw:image xlink:href="Pictures/100002010000025800000190AD6BAA34ADB2C845.png" xlink:type="simple" xlink:show="embed" xlink:actuate="onLoad">
            <text:p/>
          </draw:image>
        </draw:frame>
        <draw:frame draw:style-name="gr9" draw:text-style-name="P11" draw:layer="layout" svg:width="13cm" svg:height="3.443cm" svg:x="7.5cm" svg:y="8.779cm">
          <draw:text-box>
            <text:p text:style-name="P10"><text:span text:style-name="T8">Вопросы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">
        <office:forms form:automatic-focus="false" form:apply-design-mode="false"/>
        <draw:frame draw:style-name="gr2" draw:text-style-name="P2" draw:layer="layout" svg:width="14cm" svg:height="14cm" svg:x="7cm" svg:y="6.5cm">
          <draw:image xlink:href="Pictures/1000020100000BB800000BB8E3BAB4B322A6DC6A.png" xlink:type="simple" xlink:show="embed" xlink:actuate="onLoad">
            <text:p/>
          </draw:image>
        </draw:frame>
        <draw:frame draw:style-name="gr10" draw:text-style-name="P13" draw:layer="layout" svg:width="27.6cm" svg:height="13.019cm" svg:x="0.2cm" svg:y="0.6cm">
          <draw:text-box>
            <text:p text:style-name="P12"><text:span text:style-name="T9">Презентация на GitHub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sklig Black" svg:font-family="'Hasklig Black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08cm" svg:x="1cm" svg:y="3.232cm"/>
      <draw:page-thumbnail draw:layer="backgroundobjects" svg:width="8.999cm" svg:height="6.08cm" svg:x="1cm" svg:y="11.808cm"/>
      <draw:page-thumbnail draw:layer="backgroundobjects" svg:width="8.999cm" svg:height="6.08cm" svg:x="1cm" svg:y="20.384cm"/>
      <draw:page-thumbnail draw:layer="backgroundobjects" svg:width="8.999cm" svg:height="6.08cm" svg:x="11cm" svg:y="3.232cm"/>
      <draw:page-thumbnail draw:layer="backgroundobjects" svg:width="8.999cm" svg:height="6.08cm" svg:x="11cm" svg:y="11.808cm"/>
      <draw:page-thumbnail draw:layer="backgroundobjects" svg:width="8.999cm" svg:height="6.08cm" svg:x="11cm" svg:y="20.384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00:36:34.452963367</meta:creation-date>
    <dc:date>2019-02-19T10:08:29.274317517</dc:date>
    <meta:editing-duration>PT46M21S</meta:editing-duration>
    <meta:editing-cycles>9</meta:editing-cycles>
    <meta:generator>LibreOffice/5.4.5.1$Linux_X86_64 LibreOffice_project/40m0$Build-1</meta:generator>
    <meta:document-statistic meta:object-count="152"/>
  </office:meta>
</office:document-meta>
</file>